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E2000000FD2A84854407F0C01C.png" manifest:media-type="image/png"/>
  <manifest:file-entry manifest:full-path="Pictures/1000020100000113000000E6EBCD77BD1F67BEC9.png" manifest:media-type="image/png"/>
  <manifest:file-entry manifest:full-path="Pictures/10000201000003F500000214749FB14D53D89EFB.png" manifest:media-type="image/png"/>
  <manifest:file-entry manifest:full-path="Pictures/10000201000002720000027214B9FC11DFBABC67.png" manifest:media-type="image/png"/>
  <manifest:file-entry manifest:full-path="Pictures/1000020100000597000003E8D33397A9BB2F70C7.png" manifest:media-type="image/png"/>
  <manifest:file-entry manifest:full-path="Pictures/10000201000007C9000003F5CC05309CB4E971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pitch="variable"/>
    <style:font-face style:name="Ubuntu" svg:font-family="Ubuntu"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withoutfill">
      <style:graphic-properties draw:stroke="dash" draw:stroke-dash="Fine_20_Dotted" svg:stroke-width="0.159cm" draw:marker-start-width="0.439cm" draw:marker-end-width="0.439cm" draw:fill="none" draw:textarea-vertical-align="middle" fo:padding-top="0.205cm" fo:padding-bottom="0.205cm" fo:padding-left="0.33cm" fo:padding-right="0.33cm"/>
    </style:style>
    <style:style style:name="gr3" style:family="graphic" style:parent-style-name="standard">
      <style:graphic-properties svg:stroke-opacity="100%" draw:fill-color="#adc5e7" draw:opacity="50%" draw:textarea-horizontal-align="justify" draw:textarea-vertical-align="middle" draw:auto-grow-height="false" fo:min-height="10.323cm" fo:min-width="4.465cm" fo:wrap-option="no-wrap" draw:shadow="hidden"/>
    </style:style>
    <style:style style:name="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0.65cm" draw:shadow="hidden"/>
    </style:style>
    <style:style style:name="gr7" style:family="graphic" style:parent-style-name="standard">
      <style:graphic-properties draw:fill-color="#89c765" draw:opacity="100%" draw:opacity-name="Transparency_20_1" draw:textarea-horizontal-align="justify" draw:textarea-vertical-align="middle" draw:auto-grow-height="false" fo:min-height="13.464cm" fo:min-width="12.314cm" draw:shadow="hidden"/>
    </style:style>
    <style:style style:name="gr8" style:family="graphic" style:parent-style-name="standard">
      <style:graphic-properties draw:fill="gradient" draw:fill-color="#fdc578" draw:fill-gradient-name="Gradient_20_11" draw:textarea-horizontal-align="justify" draw:textarea-vertical-align="middle" draw:auto-grow-height="false" fo:min-height="1.376cm" fo:min-width="13.326cm" draw:shadow="hidden"/>
    </style:style>
    <style:style style:name="gr9" style:family="graphic" style:parent-style-name="standard">
      <style:graphic-properties draw:fill-color="#fdb94d" draw:opacity="100%" draw:opacity-name="Transparency_20_5" draw:textarea-horizontal-align="justify" draw:textarea-vertical-align="middle" draw:auto-grow-height="false" fo:min-height="4.54cm" fo:min-width="3.29cm" draw:shadow="hidden"/>
    </style:style>
    <style:style style:name="gr10" style:family="graphic" style:parent-style-name="standard">
      <style:graphic-properties draw:fill-color="#9d85be" draw:opacity="100%" draw:opacity-name="Transparency_20_5" draw:textarea-horizontal-align="justify" draw:textarea-vertical-align="middle" draw:auto-grow-height="false" fo:min-height="0.45cm" fo:min-width="3.7cm" draw:shadow="hidden"/>
    </style:style>
    <style:style style:name="gr11" style:family="graphic" style:parent-style-name="standard">
      <style:graphic-properties draw:fill-color="#59c5c7" draw:opacity="100%" draw:opacity-name="Transparency_20_1" draw:textarea-horizontal-align="justify" draw:textarea-vertical-align="middle" draw:auto-grow-height="false" fo:min-height="0.4cm" fo:min-width="5.363cm" draw:shadow="hidden"/>
    </style:style>
    <style:style style:name="gr12" style:family="graphic" style:parent-style-name="standard">
      <style:graphic-properties draw:fill-color="#59c5c7" draw:opacity="100%" draw:opacity-name="" draw:textarea-horizontal-align="justify" draw:textarea-vertical-align="middle" draw:auto-grow-height="false" fo:min-height="0.15cm" fo:min-width="1.16cm" draw:shadow="hidden"/>
    </style:style>
    <style:style style:name="gr13" style:family="graphic" style:parent-style-name="standard">
      <style:graphic-properties draw:textarea-horizontal-align="justify" draw:textarea-vertical-align="middle" draw:auto-grow-height="false" fo:min-height="1.563cm" fo:min-width="1.301cm" draw:shadow="hidden"/>
    </style:style>
    <style:style style:name="gr14"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draw:shadow="hidden"/>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7" style:family="graphic" style:parent-style-name="standard">
      <style:graphic-properties draw:fill-color="#fdb94d" draw:opacity="100%" draw:opacity-name="Transparency_20_5" draw:textarea-horizontal-align="justify" draw:textarea-vertical-align="middle" draw:auto-grow-height="false" fo:min-height="1.646cm" fo:min-width="3.496cm" draw:shadow="hidden"/>
    </style:style>
    <style:style style:name="gr18" style:family="graphic" style:parent-style-name="standard">
      <style:graphic-properties draw:fill-color="#fdb94d" draw:opacity="100%" draw:opacity-name="Transparency_20_5" draw:textarea-horizontal-align="justify" draw:textarea-vertical-align="middle" draw:auto-grow-height="false" fo:min-height="1.194cm" fo:min-width="3.544cm" draw:shadow="hidden"/>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adc5e7" draw:opacity="50%"/>
      <style:paragraph-properties fo:text-align="center"/>
    </style:style>
    <style:style style:name="P4" style:family="paragraph">
      <style:paragraph-properties fo:text-align="center"/>
    </style:style>
    <style:style style:name="P5" style:family="paragraph">
      <style:paragraph-properties fo:text-align="center"/>
      <style:text-properties fo:font-size="16pt"/>
    </style:style>
    <style:style style:name="P6" style:family="paragraph">
      <loext:graphic-properties draw:fill="none" draw:fill-color="#ffffff"/>
      <style:paragraph-properties fo:text-align="center"/>
      <style:text-properties fo:font-size="16pt"/>
    </style:style>
    <style:style style:name="P7" style:family="paragraph">
      <loext:graphic-properties draw:fill-color="#89c765" draw:opacity="100%" draw:opacity-name="Transparency_20_1"/>
      <style:paragraph-properties fo:text-align="center"/>
    </style:style>
    <style:style style:name="P8" style:family="paragraph">
      <loext:graphic-properties draw:fill="gradient" draw:fill-color="#fdc578" draw:fill-gradient-name="Gradient_20_11"/>
      <style:paragraph-properties fo:text-align="center"/>
    </style:style>
    <style:style style:name="P9" style:family="paragraph">
      <loext:graphic-properties draw:fill-color="#fdb94d" draw:opacity="100%" draw:opacity-name="Transparency_20_5"/>
      <style:paragraph-properties fo:text-align="center"/>
    </style:style>
    <style:style style:name="P10" style:family="paragraph">
      <style:paragraph-properties fo:text-align="center"/>
      <style:text-properties style:font-name="Ubuntu"/>
    </style:style>
    <style:style style:name="P11" style:family="paragraph">
      <loext:graphic-properties draw:fill-color="#9d85be" draw:opacity="100%" draw:opacity-name="Transparency_20_5"/>
      <style:paragraph-properties fo:text-align="center"/>
      <style:text-properties style:font-name="Ubuntu"/>
    </style:style>
    <style:style style:name="P12" style:family="paragraph">
      <style:paragraph-properties fo:text-align="center"/>
      <style:text-properties style:font-name="Ubuntu1"/>
    </style:style>
    <style:style style:name="P13" style:family="paragraph">
      <loext:graphic-properties draw:fill-color="#9d85be" draw:opacity="100%" draw:opacity-name="Transparency_20_5"/>
      <style:paragraph-properties fo:text-align="center"/>
      <style:text-properties style:font-name="Ubuntu1"/>
    </style:style>
    <style:style style:name="P14" style:family="paragraph">
      <loext:graphic-properties draw:fill-color="#59c5c7" draw:opacity="100%" draw:opacity-name="Transparency_20_1"/>
      <style:paragraph-properties fo:text-align="center"/>
    </style:style>
    <style:style style:name="P15" style:family="paragraph">
      <loext:graphic-properties draw:fill-color="#59c5c7" draw:opacity="100%"/>
      <style:paragraph-properties fo:text-align="center"/>
    </style:style>
    <style:style style:name="P16" style:family="paragraph">
      <style:text-properties style:font-name="Ubuntu1"/>
    </style:style>
    <style:style style:name="P17" style:family="paragraph">
      <loext:graphic-properties draw:fill="none" draw:fill-color="#ffffff"/>
      <style:text-properties style:font-name="Ubuntu1"/>
    </style:style>
    <style:style style:name="T1" style:family="text">
      <style:text-properties style:font-name="Ubuntu1"/>
    </style:style>
    <style:style style:name="T2" style:family="text">
      <style:text-properties fo:font-weight="bold" style:font-weight-asian="bold" style:font-weight-complex="bold"/>
    </style:style>
    <style:style style:name="T3" style:family="text">
      <style:text-properties fo:font-size="15pt" style:font-size-asian="15pt" style:font-size-complex="15pt"/>
    </style:style>
    <style:style style:name="T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15cm" svg:height="0.962cm" svg:x="0.9cm" svg:y="1.1cm">
          <draw:text-box>
            <text:p>Temp.-Sensoren</text:p>
          </draw:text-box>
        </draw:frame>
        <draw:line draw:style-name="gr2" draw:text-style-name="P2" draw:layer="layout" svg:x1="3cm" svg:y1="12cm" svg:x2="3cm" svg:y2="17.5cm">
          <text:p/>
        </draw:line>
        <draw:custom-shape draw:style-name="gr3" draw:text-style-name="P3" draw:layer="layout" svg:width="7.6cm" svg:height="16.3cm" svg:x="6.4cm" svg:y="2.7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2.335cm" svg:height="0.962cm" svg:x="10.365cm" svg:y="4.5cm">
          <draw:text-box>
            <text:p>WLAN</text:p>
          </draw:text-box>
        </draw:frame>
        <draw:frame draw:style-name="gr4" draw:text-style-name="P4" draw:layer="layout" svg:width="5.438cm" svg:height="3.8cm" svg:x="18.8cm" svg:y="1.4cm">
          <draw:image xlink:href="Pictures/1000020100000597000003E8D33397A9BB2F70C7.png" xlink:type="simple" xlink:show="embed" xlink:actuate="onLoad">
            <text:p/>
          </draw:image>
        </draw:frame>
        <draw:frame draw:style-name="gr5" draw:text-style-name="P4" draw:layer="layout" svg:width="4.307cm" svg:height="2.189cm" svg:x="1.093cm" svg:y="2.3cm">
          <draw:image xlink:href="Pictures/10000201000007C9000003F5CC05309CB4E97153.png" xlink:type="simple" xlink:show="embed" xlink:actuate="onLoad">
            <text:p/>
          </draw:image>
        </draw:frame>
        <draw:frame draw:style-name="gr5" draw:text-style-name="P4" draw:layer="layout" svg:width="4.307cm" svg:height="2.189cm" svg:x="1.093cm" svg:y="4.711cm">
          <draw:image xlink:href="Pictures/10000201000007C9000003F5CC05309CB4E97153.png" xlink:type="simple" xlink:show="embed" xlink:actuate="onLoad">
            <text:p/>
          </draw:image>
        </draw:frame>
        <draw:frame draw:style-name="gr4" draw:text-style-name="P4" draw:layer="layout" svg:width="4.307cm" svg:height="2.189cm" svg:x="1.093cm" svg:y="7.2cm">
          <draw:image xlink:href="Pictures/10000201000007C9000003F5CC05309CB4E97153.png" xlink:type="simple" xlink:show="embed" xlink:actuate="onLoad">
            <text:p/>
          </draw:image>
        </draw:frame>
        <draw:frame draw:style-name="gr4" draw:text-style-name="P4" draw:layer="layout" svg:width="4.307cm" svg:height="2.189cm" svg:x="1.093cm" svg:y="9.611cm">
          <draw:image xlink:href="Pictures/10000201000007C9000003F5CC05309CB4E97153.png" xlink:type="simple" xlink:show="embed" xlink:actuate="onLoad">
            <text:p/>
          </draw:image>
        </draw:frame>
        <draw:frame draw:style-name="gr4" draw:text-style-name="P4" draw:layer="layout" svg:width="4.307cm" svg:height="2.189cm" svg:x="1.193cm" svg:y="17.511cm">
          <draw:image xlink:href="Pictures/10000201000007C9000003F5CC05309CB4E97153.png" xlink:type="simple" xlink:show="embed" xlink:actuate="onLoad">
            <text:p/>
          </draw:image>
        </draw:frame>
        <draw:frame draw:style-name="gr6" draw:text-style-name="P6" draw:layer="layout" svg:width="11.3cm" svg:height="0.9cm" svg:x="15.8cm" svg:y="1.1cm">
          <draw:text-box>
            <text:p text:style-name="P5">Raspberry Pi 3 Model B Plus Rev 1.3</text:p>
          </draw:text-box>
        </draw:frame>
        <draw:custom-shape draw:style-name="gr7" draw:text-style-name="P7" draw:layer="layout" svg:width="14.2cm" svg:height="15.1cm" svg:x="14.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1.249cm" svg:height="1.249cm" draw:transform="rotate (-1.89246050793745) translate (6.115cm 3.481cm)">
          <draw:image xlink:href="Pictures/10000201000002720000027214B9FC11DFBABC67.png" xlink:type="simple" xlink:show="embed" xlink:actuate="onLoad">
            <text:p/>
          </draw:image>
        </draw:frame>
        <draw:frame draw:style-name="gr4" draw:text-style-name="P4" draw:layer="layout" svg:width="1.249cm" svg:height="1.249cm" draw:transform="rotate (-1.6018631874804) translate (6.01cm 8.062cm)">
          <draw:image xlink:href="Pictures/10000201000002720000027214B9FC11DFBABC67.png" xlink:type="simple" xlink:show="embed" xlink:actuate="onLoad">
            <text:p/>
          </draw:image>
        </draw:frame>
        <draw:frame draw:style-name="gr4" draw:text-style-name="P4" draw:layer="layout" svg:width="1.249cm" svg:height="1.249cm" draw:transform="rotate (-1.79542020152657) translate (6.204cm 5.686cm)">
          <draw:image xlink:href="Pictures/10000201000002720000027214B9FC11DFBABC67.png" xlink:type="simple" xlink:show="embed" xlink:actuate="onLoad">
            <text:p/>
          </draw:image>
        </draw:frame>
        <draw:frame draw:style-name="gr4" draw:text-style-name="P4" draw:layer="layout" svg:width="1.249cm" svg:height="1.249cm" draw:transform="rotate (-1.5707963267949) translate (5.973cm 10.423cm)">
          <draw:image xlink:href="Pictures/10000201000002720000027214B9FC11DFBABC67.png" xlink:type="simple" xlink:show="embed" xlink:actuate="onLoad">
            <text:p/>
          </draw:image>
        </draw:frame>
        <draw:frame draw:style-name="gr4" draw:text-style-name="P4" draw:layer="layout" svg:width="1.249cm" svg:height="1.249cm" draw:transform="rotate (-1.13236961869392) translate (5.346cm 17.101cm)">
          <draw:image xlink:href="Pictures/10000201000002720000027214B9FC11DFBABC67.png" xlink:type="simple" xlink:show="embed" xlink:actuate="onLoad">
            <text:p/>
          </draw:image>
        </draw:frame>
        <draw:frame draw:style-name="gr4" draw:text-style-name="P4" draw:layer="layout" svg:width="1.249cm" svg:height="1.249cm" draw:transform="rotate (1.92143297352056) translate (17.627cm 3.8cm)">
          <draw:image xlink:href="Pictures/10000201000002720000027214B9FC11DFBABC67.png" xlink:type="simple" xlink:show="embed" xlink:actuate="onLoad">
            <text:p/>
          </draw:image>
        </draw:frame>
        <draw:custom-shape draw:style-name="gr8" draw:text-style-name="P8" draw:layer="layout" svg:width="14cm" svg:height="1.8cm" svg:x="14.4cm" svg:y="17.5cm">
          <text:p text:style-name="P4"><text:span text:style-name="T1">Rasbian</text:span> Buster 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9" draw:layer="layout" svg:width="4.2cm" svg:height="5.2cm" svg:x="14.6cm" svg:y="5.8cm">
            <text:p text:style-name="P4"><text:span text:style-name="T2">iobroker</text:span></text:p>
            <text:p text:style-name="P4"><text:span text:style-name="T2"/></text:p>
            <text:p text:style-name="P4"><text:span text:style-name="T3">mit Instanzen:</text:span></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4.2cm" svg:height="0.7cm" svg:x="14.6cm" svg:y="8.8cm">
            <text:p text:style-name="P10"><text:span text:style-name="T3">MQTT Broker</text:span></text:p>
            <draw:enhanced-geometry svg:viewBox="0 0 21600 21600" draw:type="rectangle" draw:enhanced-path="M 0 0 L 21600 0 21600 21600 0 21600 0 0 Z N"/>
          </draw:custom-shape>
          <draw:custom-shape draw:style-name="gr10" draw:text-style-name="P13" draw:layer="layout" svg:width="4.2cm" svg:height="0.7cm" svg:x="14.6cm" svg:y="9.8cm">
            <text:p text:style-name="P12"><text:span text:style-name="T3">SQL</text:span></text:p>
            <draw:enhanced-geometry svg:viewBox="0 0 21600 21600" draw:type="rectangle" draw:enhanced-path="M 0 0 L 21600 0 21600 21600 0 21600 0 0 Z N"/>
          </draw:custom-shape>
        </draw:g>
        <draw:custom-shape draw:style-name="gr11" draw:text-style-name="P14" draw:layer="layout" svg:width="6.7cm" svg:height="1.3cm" svg:x="7.8cm" svg:y="8.5cm">
          <text:p text:style-name="P4"><text:span text:style-name="T4">MQT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9" draw:layer="layout" svg:width="4.2cm" svg:height="5.2cm" svg:x="19.3cm" svg:y="5.8cm">
            <text:p text:style-name="P4"><text:span text:style-name="T2">MariaDB</text:span></text:p>
            <text:p text:style-name="P4"><text:span text:style-name="T3">(10.0.28)</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draw:layer="layout" svg:width="1.897cm" svg:height="0.8cm" draw:transform="rotate (0.58800142499689) translate (18.378cm 9.752cm)">
            <text:p text:style-name="P4"><text:span text:style-name="T4"/></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4" draw:layer="layout" svg:width="1.8cm" svg:height="2.9cm" svg:x="20.5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897cm" svg:height="0.8cm" svg:x="22.403cm" svg:y="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9" draw:text-style-name="P9" draw:layer="layout" svg:width="4.2cm" svg:height="5.2cm" svg:x="24cm" svg:y="5.8cm">
            <text:p text:style-name="P4"><text:span text:style-name="T2">Grafana</text:span></text:p>
            <text:p text:style-name="P4"><text:span text:style-name="T2"/></text:p>
            <text:p text:style-name="P4"><text:span text:style-name="T2"/></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3.794cm" svg:height="1.993cm" svg:x="24.206cm" svg:y="8.607cm">
            <draw:image xlink:href="Pictures/10000201000003F500000214749FB14D53D89EFB.png" xlink:type="simple" xlink:show="embed" xlink:actuate="onLoad">
              <text:p/>
            </draw:image>
          </draw:frame>
          <draw:frame draw:style-name="gr4" draw:text-style-name="P4" draw:layer="layout" svg:width="1.8cm" svg:height="1.505cm" svg:x="24.3cm" svg:y="6.995cm">
            <draw:image xlink:href="Pictures/1000020100000113000000E6EBCD77BD1F67BEC9.png" xlink:type="simple" xlink:show="embed" xlink:actuate="onLoad">
              <text:p/>
            </draw:image>
          </draw:frame>
          <draw:frame draw:style-name="gr4" draw:text-style-name="P4" draw:layer="layout" svg:width="1.7cm" svg:height="1.5cm" svg:x="26.2cm" svg:y="7cm">
            <draw:image xlink:href="Pictures/10000201000000E2000000FD2A84854407F0C01C.png" xlink:type="simple" xlink:show="embed" xlink:actuate="onLoad">
              <text:p/>
            </draw:image>
          </draw:frame>
        </draw:g>
        <draw:line draw:style-name="gr14" draw:text-style-name="P2" draw:layer="layout" svg:x1="13.8cm" svg:y1="11.3cm" svg:x2="29cm" svg:y2="11.3cm">
          <text:p text:style-name="P4"/>
        </draw:line>
        <draw:frame draw:style-name="gr15" draw:text-style-name="P17" draw:layer="layout" svg:width="4.227cm" svg:height="0.963cm" svg:x="18.973cm" svg:y="4.837cm">
          <draw:text-box>
            <text:p text:style-name="P16">Alternative 1</text:p>
          </draw:text-box>
        </draw:frame>
        <draw:frame draw:style-name="gr16" draw:text-style-name="P17" draw:layer="layout" svg:width="4.227cm" svg:height="0.963cm" svg:x="18.9cm" svg:y="11.2cm">
          <draw:text-box>
            <text:p text:style-name="P16">Alternative 2</text:p>
          </draw:text-box>
        </draw:frame>
        <draw:custom-shape draw:style-name="gr9" draw:text-style-name="P9" draw:layer="layout" svg:width="4.2cm" svg:height="5.2cm" svg:x="19.301cm" svg:y="12.101cm">
          <text:p text:style-name="P4"><text:span text:style-name="T2">MariaDB</text:span></text:p>
          <text:p text:style-name="P4"><text:span text:style-name="T3">(10.0.28)</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draw:layer="layout" svg:width="1.8cm" svg:height="2.9cm" svg:x="20.501cm" svg:y="14.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897cm" svg:height="0.8cm" svg:x="22.404cm" svg:y="1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9" draw:layer="layout" svg:width="4.2cm" svg:height="5.2cm" svg:x="24.001cm" svg:y="12.101cm">
            <text:p text:style-name="P4"><text:span text:style-name="T2">Grafana</text:span></text:p>
            <text:p text:style-name="P4"><text:span text:style-name="T2"/></text:p>
            <text:p text:style-name="P4"><text:span text:style-name="T2"/></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3.794cm" svg:height="1.993cm" svg:x="24.207cm" svg:y="14.908cm">
            <draw:image xlink:href="Pictures/10000201000003F500000214749FB14D53D89EFB.png" xlink:type="simple" xlink:show="embed" xlink:actuate="onLoad">
              <text:p/>
            </draw:image>
          </draw:frame>
          <draw:frame draw:style-name="gr4" draw:text-style-name="P4" draw:layer="layout" svg:width="1.8cm" svg:height="1.505cm" svg:x="24.301cm" svg:y="13.296cm">
            <draw:image xlink:href="Pictures/1000020100000113000000E6EBCD77BD1F67BEC9.png" xlink:type="simple" xlink:show="embed" xlink:actuate="onLoad">
              <text:p/>
            </draw:image>
          </draw:frame>
          <draw:frame draw:style-name="gr4" draw:text-style-name="P4" draw:layer="layout" svg:width="1.7cm" svg:height="1.5cm" svg:x="26.201cm" svg:y="13.301cm">
            <draw:image xlink:href="Pictures/10000201000000E2000000FD2A84854407F0C01C.png" xlink:type="simple" xlink:show="embed" xlink:actuate="onLoad">
              <text:p/>
            </draw:image>
          </draw:frame>
        </draw:g>
        <draw:custom-shape draw:style-name="gr17" draw:text-style-name="P9" draw:layer="layout" svg:width="4.2cm" svg:height="2.1cm" svg:x="14.6cm" svg:y="12cm">
          <text:p text:style-name="P4"><text:span text:style-name="T2">mosquitto</text:span></text:p>
          <text:p text:style-name="P4"><text:span text:style-name="T3">(MQTT 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4.2cm" svg:height="1.6cm" svg:x="14.6cm" svg:y="15.6cm">
          <text:p text:style-name="P4"><text:span text:style-name="T2">Node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5" draw:layer="layout" svg:width="1.897cm" svg:height="0.8cm" draw:transform="rotate (0.58800142499689) translate (18.379cm 16.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5" draw:layer="layout" svg:width="1.897cm" svg:height="0.8cm" draw:transform="rotate (-1.5706217938697) translate (17.1cm 13.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6.7cm" svg:height="1.3cm" svg:x="7.8cm" svg:y="12.4cm">
          <text:p text:style-name="P4"><text:span text:style-name="T4">MQT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pitch="variable"/>
    <style:font-face style:name="Ubuntu" svg:font-family="Ubuntu"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1" draw:display-name="Gradient 11" draw:style="linear" draw:start-color="#fffbcc" draw:end-color="#c38312" draw:start-intensity="100%" draw:end-intensity="100%" draw:angle="300" draw:border="0%"/>
    <draw:opacity draw:name="Transparency_20_1" draw:display-name="Transparency 1" draw:style="linear" draw:start="100%" draw:end="0%" draw:angle="0" draw:border="0%"/>
    <draw:opacity draw:name="Transparency_20_5" draw:display-name="Transparency 5" draw:style="linear" draw:start="100%" draw:end="0%" draw:angle="18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7T09:56:50.075633150</meta:creation-date>
    <dc:date>2020-03-17T10:57:46.286469815</dc:date>
    <meta:editing-duration>PT2M33S</meta:editing-duration>
    <meta:editing-cycles>1</meta:editing-cycles>
    <meta:document-statistic meta:object-count="50"/>
    <meta:generator>LibreOffice/6.0.7.3$Linux_X86_64 LibreOffice_project/00m0$Build-3</meta:generator>
  </office:meta>
</office:document-meta>
</file>